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428d17"/>
    </style:style>
    <style:style style:name="P3" style:family="paragraph" style:parent-style-name="Standard">
      <style:text-properties style:font-name="Liberation Serif" officeooo:paragraph-rsid="00435c31"/>
    </style:style>
    <style:style style:name="P4" style:family="paragraph" style:parent-style-name="Standard">
      <style:text-properties style:font-name="Liberation Serif" officeooo:paragraph-rsid="0045351c"/>
    </style:style>
    <style:style style:name="P5" style:family="paragraph" style:parent-style-name="Standard">
      <style:text-properties style:font-name="Liberation Serif" officeooo:paragraph-rsid="0046ee71"/>
    </style:style>
    <style:style style:name="P6" style:family="paragraph" style:parent-style-name="Standard">
      <style:text-properties style:font-name="Liberation Serif" officeooo:paragraph-rsid="004746dc"/>
    </style:style>
    <style:style style:name="P7" style:family="paragraph" style:parent-style-name="Standard">
      <style:text-properties style:font-name="Liberation Serif" officeooo:paragraph-rsid="0047c863"/>
    </style:style>
    <style:style style:name="P8" style:family="paragraph" style:parent-style-name="Standard">
      <style:text-properties style:font-name="Liberation Serif" officeooo:paragraph-rsid="004a0a00"/>
    </style:style>
    <style:style style:name="P9" style:family="paragraph" style:parent-style-name="Standard">
      <style:text-properties style:font-name="Liberation Serif" officeooo:paragraph-rsid="004d05ff"/>
    </style:style>
    <style:style style:name="P10" style:family="paragraph" style:parent-style-name="Standard">
      <style:text-properties style:font-name="Liberation Serif" officeooo:paragraph-rsid="0055adca"/>
    </style:style>
    <style:style style:name="P11" style:family="paragraph" style:parent-style-name="Standard">
      <style:text-properties style:font-name="Liberation Serif"/>
    </style:style>
    <style:style style:name="P12" style:family="paragraph" style:parent-style-name="Standard">
      <style:text-properties style:font-name="Liberation Serif" officeooo:paragraph-rsid="00569b29"/>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41f3e4"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428d17"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435c31"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45351c"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454add"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45544e"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46ee71"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4746dc"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47c863"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480638"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4a0a00"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4a13b8" fo:background-color="#ebebeb" loext:char-shading-value="0"/>
    </style:style>
    <style:style style:name="T14" style:family="text">
      <style:text-properties fo:font-variant="normal" fo:text-transform="none" fo:color="#14313a" loext:opacity="100%" style:font-name="Liberation Serif" fo:font-size="11.25pt" fo:letter-spacing="normal" fo:language="en" fo:country="US" fo:font-style="normal" fo:font-weight="normal" officeooo:rsid="004b2dd0" fo:background-color="#ebebeb" loext:char-shading-value="0"/>
    </style:style>
    <style:style style:name="T15" style:family="text">
      <style:text-properties fo:font-variant="normal" fo:text-transform="none" fo:color="#14313a" loext:opacity="100%" style:font-name="Liberation Serif" fo:font-size="11.25pt" fo:letter-spacing="normal" fo:language="en" fo:country="US" fo:font-style="normal" fo:font-weight="normal" officeooo:rsid="004d05ff" fo:background-color="#ebebeb" loext:char-shading-value="0"/>
    </style:style>
    <style:style style:name="T16" style:family="text">
      <style:text-properties fo:font-variant="normal" fo:text-transform="none" fo:color="#14313a" loext:opacity="100%" style:font-name="Liberation Serif" fo:font-size="11.25pt" fo:letter-spacing="normal" fo:language="en" fo:country="US" fo:font-style="normal" fo:font-weight="normal" officeooo:rsid="004e5ece" fo:background-color="#ebebeb" loext:char-shading-value="0"/>
    </style:style>
    <style:style style:name="T17" style:family="text">
      <style:text-properties fo:font-variant="normal" fo:text-transform="none" fo:color="#14313a" loext:opacity="100%" style:font-name="Liberation Serif" fo:font-size="11.25pt" fo:letter-spacing="normal" fo:language="en" fo:country="US" fo:font-style="normal" fo:font-weight="normal" officeooo:rsid="004f81e6" fo:background-color="#ebebeb" loext:char-shading-value="0"/>
    </style:style>
    <style:style style:name="T18" style:family="text">
      <style:text-properties fo:font-variant="normal" fo:text-transform="none" fo:color="#14313a" loext:opacity="100%" style:font-name="Liberation Serif" fo:font-size="11.25pt" fo:letter-spacing="normal" fo:language="en" fo:country="US" fo:font-style="normal" fo:font-weight="normal" officeooo:rsid="004fbfd0" fo:background-color="#ebebeb" loext:char-shading-value="0"/>
    </style:style>
    <style:style style:name="T19" style:family="text">
      <style:text-properties fo:font-variant="normal" fo:text-transform="none" fo:color="#14313a" loext:opacity="100%" style:font-name="Liberation Serif" fo:font-size="11.25pt" fo:letter-spacing="normal" fo:language="en" fo:country="US" fo:font-style="normal" fo:font-weight="normal" officeooo:rsid="0051b301" fo:background-color="#ebebeb" loext:char-shading-value="0"/>
    </style:style>
    <style:style style:name="T20" style:family="text">
      <style:text-properties fo:font-variant="normal" fo:text-transform="none" fo:color="#14313a" loext:opacity="100%" style:font-name="Liberation Serif" fo:font-size="11.25pt" fo:letter-spacing="normal" fo:language="en" fo:country="US" fo:font-style="normal" fo:font-weight="normal" officeooo:rsid="0054c012" fo:background-color="#ebebeb" loext:char-shading-value="0"/>
    </style:style>
    <style:style style:name="T21" style:family="text">
      <style:text-properties fo:font-variant="normal" fo:text-transform="none" fo:color="#14313a" loext:opacity="100%" style:font-name="Liberation Serif" fo:font-size="11.25pt" fo:letter-spacing="normal" fo:language="en" fo:country="US" fo:font-style="normal" fo:font-weight="normal" officeooo:rsid="0055adca" fo:background-color="#ebebeb" loext:char-shading-value="0"/>
    </style:style>
    <style:style style:name="T22" style:family="text">
      <style:text-properties fo:font-variant="normal" fo:text-transform="none" fo:color="#14313a" loext:opacity="100%" style:font-name="Liberation Serif" fo:font-size="11.25pt" fo:letter-spacing="normal" fo:language="en" fo:country="US" fo:font-style="normal" fo:font-weight="normal" officeooo:rsid="0055df6b" fo:background-color="#ebebeb" loext:char-shading-value="0"/>
    </style:style>
    <style:style style:name="T23" style:family="text">
      <style:text-properties fo:font-variant="normal" fo:text-transform="none" fo:color="#14313a" loext:opacity="100%" style:font-name="Liberation Serif" fo:font-size="11.25pt" fo:letter-spacing="normal" fo:language="en" fo:country="US" fo:font-style="normal" fo:font-weight="normal" officeooo:rsid="00569b29" fo:background-color="#ebebeb" loext:char-shading-value="0"/>
    </style:style>
    <style:style style:name="T24" style:family="text">
      <style:text-properties fo:font-variant="normal" fo:text-transform="none" fo:color="#14313a" loext:opacity="100%" style:font-name="Liberation Serif" fo:font-size="11.25pt" fo:letter-spacing="normal" fo:language="en" fo:country="US" fo:font-style="normal" fo:font-weight="normal" officeooo:rsid="005860e5" fo:background-color="#ebebeb" loext:char-shading-value="0"/>
    </style:style>
    <style:style style:name="T25" style:family="text">
      <style:text-properties fo:font-variant="normal" fo:text-transform="none" fo:color="#14313a" loext:opacity="100%" style:font-name="Liberation Serif" fo:font-size="11.25pt" fo:letter-spacing="normal" fo:language="en" fo:country="US" fo:font-style="normal" fo:font-weight="normal" officeooo:rsid="0059a06f" fo:background-color="#ebebeb" loext:char-shading-value="0"/>
    </style:style>
    <style:style style:name="T26" style:family="text">
      <style:text-properties fo:font-variant="normal" fo:text-transform="none" fo:color="#14313a" loext:opacity="100%" style:font-name="Liberation Serif" fo:font-size="11.25pt" fo:letter-spacing="normal" fo:language="en" fo:country="US" fo:font-style="normal" fo:font-weight="normal" officeooo:rsid="0059b0e1" fo:background-color="#ebebeb" loext:char-shading-value="0"/>
    </style:style>
    <style:style style:name="T27" style:family="text">
      <style:text-properties fo:font-variant="normal" fo:text-transform="none" fo:color="#14313a" loext:opacity="100%" style:font-name="Liberation Serif" fo:font-size="11.25pt" fo:letter-spacing="normal" fo:language="en" fo:country="US" fo:font-style="normal" fo:font-weight="normal" officeooo:rsid="005b9221" fo:background-color="#ebebeb" loext:char-shading-value="0"/>
    </style:style>
    <style:style style:name="T28" style:family="text">
      <style:text-properties fo:font-variant="normal" fo:text-transform="none" fo:color="#14313a" loext:opacity="100%" style:font-name="Liberation Serif" fo:font-size="11.25pt" fo:letter-spacing="normal" fo:language="en" fo:country="US" fo:font-style="normal" fo:font-weight="normal" officeooo:rsid="005c8637"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text:span></text:span><text:span text:style-name="Source_20_Text"><text:span text:style-name="T7">presents</text:span></text:span><text:span text:style-name="Source_20_Text"><text:span text:style-name="T1"> the mean and 1 </text:span></text:span><text:span text:style-name="Source_20_Text"><text:span text:style-name="T7">represents</text:span></text:span><text:span text:style-name="Source_20_Text"><text:span text:style-name="T1"> the standard deviation, </text:span></text:span><text:span text:style-name="Source_20_Text"><text:span text:style-name="T7">in</text:span></text:span><text:span text:style-name="Source_20_Text"><text:span text:style-name="T1"> vectorization every feature (</text:span></text:span><text:span text:style-name="Source_20_Text"><text:span text:style-name="T7">or </text:span></text:span><text:span text:style-name="Source_20_Text"><text:span text:style-name="T1">protein) </text:span></text:span><text:span text:style-name="Source_20_Text"><text:span text:style-name="T7">is represented </text:span></text:span><text:span text:style-name="Source_20_Text"><text:span text:style-name="T1">as a vector </text:span></text:span><text:span text:style-name="Source_20_Text"><text:span text:style-name="T7">that</text:span></text:span><text:span text:style-name="Source_20_Text"><text:span text:style-name="T1">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text:span></text:span><text:span text:style-name="Source_20_Text"><text:span text:style-name="T5">\</text:span></text:span><text:span text:style-name="Source_20_Text"><text:span text:style-name="T1">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text:span></text:span><text:span text:style-name="Source_20_Text"><text:span text:style-name="T2">but can also be applied on RNAseq data</text:span></text:span><text:span text:style-name="Source_20_Text"><text:span text:style-name="T1">.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text:span></text:span><text:span text:style-name="Source_20_Text"><text:span text:style-name="T3">In other words, the matrix will be alternatively manipulated on rows and columns until the mean of both equals 1. In order to apply the method and yield true results, one has to consider 3 major assumptions between sample types. </text:span></text:span><text:span text:style-name="Source_20_Text"><text:span text:style-name="T4">This assumption can be observed in the MA-plot which indicates the differences of two samples. If we have the intensities of two samples, $R$ and $G$, we can plot them on a graph with the x-axis as $M=\log_2(\frac{R}{G})$ and the y-axis as $A=\frac{1}{2}\log_2(RG)$. </text:span></text:span><text:span text:style-name="Source_20_Text"><text:span text:style-name="T8">A comparison between all sample types of identically processed sets is needed before calculation and the assumptions must be fulfilled.</text:span></text:span></text:p>
      <text:p text:style-name="P2"><text:span text:style-name="Source_20_Text"><text:span text:style-name="T3"/></text:span></text:p>
      <text:p text:style-name="P2"><text:span text:style-name="Source_20_Text"><text:span text:style-name="T3">\begin{itemize}</text:span></text:span></text:p>
      <text:p text:style-name="P2"><text:span text:style-name="Source_20_Text"><text:span text:style-name="T3">\item{</text:span></text:span><text:span text:style-name="Source_20_Text"><text:span text:style-name="T6">\textbf{</text:span></text:span><text:span text:style-name="Source_20_Text"><text:span text:style-name="T3">1</text:span></text:span><text:span text:style-name="Source_20_Text"><text:span text:style-name="T6">}</text:span></text:span><text:span text:style-name="Source_20_Text"><text:span text:style-name="T3">} \textbf{The majority of proteins are not differentially expressed}</text:span></text:span></text:p>
      <text:p text:style-name="P3"><text:span text:style-name="Source_20_Text"><text:span text:style-name="T7">\\</text:span></text:span><text:span text:style-name="Source_20_Text"><text:span text:style-name="T4">Density of the dots decreases when looking from the middle of the cloud towards the edges.</text:span></text:span></text:p>
      <text:p text:style-name="P2"><text:span text:style-name="Source_20_Text"><text:span text:style-name="T3"/></text:span></text:p>
      <text:p text:style-name="P2"><text:span text:style-name="Source_20_Text"><text:span text:style-name="T3">\item{</text:span></text:span><text:span text:style-name="Source_20_Text"><text:span text:style-name="T6">\textbf{</text:span></text:span><text:span text:style-name="Source_20_Text"><text:span text:style-name="T3">2</text:span></text:span><text:span text:style-name="Source_20_Text"><text:span text:style-name="T6">}</text:span></text:span><text:span text:style-name="Source_20_Text"><text:span text:style-name="T3">} \textbf{Up- and downregulation is balanced around the mean expression}</text:span></text:span></text:p>
      <text:p text:style-name="P3"><text:span text:style-name="Source_20_Text"><text:span text:style-name="T7">\\The scatterplot of the data points is symmetrical around the mean on the horizontal axis.</text:span></text:span><text:span text:style-name="Source_20_Text"><text:span text:style-name="T4"> </text:span></text:span></text:p>
      <text:p text:style-name="P2"><text:span text:style-name="Source_20_Text"><text:span text:style-name="T3"/></text:span></text:p>
      <text:p text:style-name="P2"><text:span text:style-name="Source_20_Text"><text:span text:style-name="T3">\item{</text:span></text:span><text:span text:style-name="Source_20_Text"><text:span text:style-name="T6">\textbf{</text:span></text:span><text:span text:style-name="Source_20_Text"><text:span text:style-name="T3">3</text:span></text:span><text:span text:style-name="Source_20_Text"><text:span text:style-name="T6">}</text:span></text:span><text:span text:style-name="Source_20_Text"><text:span text:style-name="T3">} \textbf{Systematic bias correlates with the magnitude of expression}</text:span></text:span></text:p>
      <text:p text:style-name="P4"><text:span text:style-name="Source_20_Text"><text:span text:style-name="T7">\\</text:span></text:span><text:span text:style-name="Source_20_Text"><text:span text:style-name="T5">The symmetry axis is approximately horizontal.</text:span></text:span></text:p>
      <text:p text:style-name="P2"><text:span text:style-name="Source_20_Text"><text:span text:style-name="T3"/></text:span></text:p>
      <text:p text:style-name="P2"><text:span text:style-name="Source_20_Text"><text:span text:style-name="T3">\end{itemize}</text:span></text:span></text:p>
      <text:p text:style-name="P1"><text:span text:style-name="Source_20_Text"><text:span text:style-name="T1"/></text:span></text:p>
      <text:p text:style-name="P5"><text:span text:style-name="Source_20_Text"><text:span text:style-name="T8">If the MA-plot does not visualize any of these violations the CONSTANd method can be applied on the dataset </text:span></text:span><text:span text:style-name="Source_20_Text"><text:span text:style-name="T9">and the biological meaning of the sample types can be assessed. The method is utilized by the bioconductor package handler. </text:span></text:span></text:p>
      <text:p text:style-name="P6"><text:span text:style-name="Source_20_Text"><text:span text:style-name="T9">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6"><text:span text:style-name="Source_20_Text"><text:span text:style-name="T1">#### </text:span></text:span><text:span text:style-name="Source_20_Text"><text:span text:style-name="T9">Missing value handling</text:span></text:span></text:p>
      <text:p text:style-name="P6"><text:span text:style-name="Source_20_Text"><text:span text:style-name="T10">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7"><text:span text:style-name="Source_20_Text"><text:span text:style-name="T10">A variety of function employs replacing the missing values with the mean or median </text:span></text:span><text:span text:style-name="Source_20_Text"><text:span text:style-name="T11">of the rest of the matrix. This procedure introduces no bias in the data </text:span></text:span><text:span text:style-name="Source_20_Text"><text:span text:style-name="T16">if the missingness is low</text:span></text:span><text:span text:style-name="Source_20_Text"><text:span text:style-name="T11">, although differential expression for the sample carrying the missing feature can not be expected as well. Even a more conservative approach is dropping the rows for the feature with the missing value in one of the observed samples. </text:span></text:span></text:p>
      <text:p text:style-name="P8"><text:span text:style-name="Source_20_Text"><text:span text:style-name="T12">A common practice </text:span></text:span><text:span text:style-name="Source_20_Text"><text:span text:style-name="T17">in proteomics </text:span></text:span><text:span text:style-name="Source_20_Text"><text:span text:style-name="T12">is utilizing the K-nearest neighbor algorithm (=KNN), which imputes the missing values by a </text:span></text:span><text:span text:style-name="Source_20_Text"><text:span text:style-name="T13">euclidean metrics of</text:span></text:span><text:span text:style-name="Source_20_Text"><text:span text:style-name="T12"> the neighboring values </text:span></text:span><text:span text:style-name="Source_20_Text"><text:span text:style-name="T13">in the columns where the feature is not missing</text:span></text:span><text:span text:style-name="Source_20_Text"><text:span text:style-name="T12">. </text:span></text:span><text:span text:style-name="Source_20_Text"><text:span text:style-name="T13">$K$ denotes for the count of neighboring values of a gene and can be selected upon preference. </text:span></text:span><text:span text:style-name="Source_20_Text"><text:span text:style-name="T14">The euclidean distance between two points is defined as $d = \sqrt{a^2 * b^2}$, </text:span></text:span><text:span text:style-name="Source_20_Text"><text:span text:style-name="T15">the $K$ nearest neighbors average value will be assigned to the intensity of the missing feature. Since the average is a statistical metric which can be biased easily by skewed distributions, normalization is an important task before performing missing value imputation. </text:span></text:span><text:span text:style-name="Source_20_Text"><text:span text:style-name="T17">KNN was benchmarked <text:s/>for the regression of protein abundance intensities and showed an Area under the Curve (AUC) above 0.7 when testing on a human proteome test set \citep{Lan2013}.</text:span></text:span></text:p>
      <text:p text:style-name="P7"><text:soft-page-break/><text:span text:style-name="Source_20_Text"><text:span text:style-name="T11"/></text:span></text:p>
      <text:p text:style-name="P9"><text:span text:style-name="Source_20_Text"><text:span text:style-name="T15">#### Batch correction </text:span></text:span></text:p>
      <text:p text:style-name="P10"><text:span text:style-name="Source_20_Text"><text:span text:style-name="T15">Since mass spectrometry experiments are highly biased by several factors, such as sample processing, the technician, </text:span></text:span><text:span text:style-name="Source_20_Text"><text:span text:style-name="T16">manufacturer and production of the device (chromatography column, mass-spectrometer), the reagents etc., working in multiple batches introduces further variance in the protein data. </text:span></text:span><text:span text:style-name="Source_20_Text"><text:span text:style-name="T17">This variance would overshadow the biological differences across sample types. Before attempting to remove batch effects it is recommended to elucidate the variance with a dimensionality reduction technique which will be explained in the next chapter. </text:span></text:span><text:span text:style-name="Source_20_Text"><text:span text:style-name="T18">To remove the technical factor also called non-biological experimental variation the R package sva </text:span></text:span><text:span text:style-name="Source_20_Text"><text:span text:style-name="T19">\citep{Leek2012} </text:span></text:span><text:span text:style-name="Source_20_Text"><text:span text:style-name="T18">with the ComBat function </text:span></text:span><text:span text:style-name="Source_20_Text"><text:span text:style-name="T19">\citep{Johnson2007}</text:span></text:span><text:span text:style-name="Source_20_Text"><text:span text:style-name="T18"> was used. </text:span></text:span><text:span text:style-name="Source_20_Text"><text:span text:style-name="T19">The expression of a gene $g$ for the batch $m_i$ and sample $j$ is defined </text:span></text:span><text:span text:style-name="Source_20_Text"><text:span text:style-name="T20">as <text:s/>$Y_i_j_g = a_g + X\beta_g + \gamma_i_g + \delta_i_g\epsilon_i_j_g$, whereas $\gamma$ and $\delta\epsilon$ denote for the systematic error caused by the batch. In order to remove the systematic error the bayesian framework shrinks the effect by pooling information over the features $g$. Ideally the effects $a$ </text:span></text:span><text:span text:style-name="Source_20_Text"><text:span text:style-name="T21">and </text:span></text:span><text:span text:style-name="Source_20_Text"><text:span text:style-name="T20">$\beta$ remain as natural as they are and should reflect the true biological difference between experimental obtained samples or groups. </text:span></text:span><text:span text:style-name="Source_20_Text"><text:span text:style-name="T21">ComBat standardizes the data by a Z-transformation before attempting to remove the batch effect. By the method of moments the two batch effect parameters </text:span></text:span><text:span text:style-name="Source_20_Text"><text:span text:style-name="T20">$\gamma$ and $\delta\epsilon$ </text:span></text:span><text:span text:style-name="Source_20_Text"><text:span text:style-name="T21">were estimated </text:span></text:span><text:span text:style-name="Source_20_Text"><text:span text:style-name="T22">and can be </text:span></text:span><text:span text:style-name="Source_20_Text"><text:span text:style-name="T23">subtracted from each value for the particular feature. </text:span></text:span></text:p>
      <text:p text:style-name="P1"><text:span text:style-name="Source_20_Text"><text:span text:style-name="T1"/></text:span></text:p>
      <text:p text:style-name="P1"><text:span text:style-name="Source_20_Text"><text:span text:style-name="T1">#### Downstream Analysis</text:span></text:span></text:p>
      <text:p text:style-name="P12"><text:span text:style-name="Source_20_Text"><text:span text:style-name="T23">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text:span></text:span></text:p>
      <text:p text:style-name="P1"><text:span text:style-name="Source_20_Text"><text:span text:style-name="T1"/></text:span></text:p>
      <text:p text:style-name="P1"><text:span text:style-name="Source_20_Text"><text:span text:style-name="T1">##### Principle component analysis (</text:span></text:span><text:span text:style-name="Source_20_Text"><text:span text:style-name="T24">=</text:span></text:span><text:span text:style-name="Source_20_Text"><text:span text:style-name="T1">PCA)</text:span></text:span></text:p>
      <text:p text:style-name="P12"><text:span text:style-name="Source_20_Text"><text:span text:style-name="T23">The most common approach in data science for any kind of high dimensional data is the PCA. </text:span></text:span><text:span text:style-name="Source_20_Text"><text:span text:style-name="T24">Every principle component can be understood as a vector pointing in a specific direction derived as the eigenvector from the covariance matrix of the expression set. The covariance matrix </text:span></text:span><text:span text:style-name="Source_20_Text"><text:span text:style-name="T25">indicates for the co linearity between the variance of all elements compared. After calculating the covariance matrix the eigenvectors for the covariance matrix will be obtained </text:span></text:span><text:span text:style-name="Source_20_Text"><text:span text:style-name="T26">by solving the quadratic equations to obtain the eigenvalues $\lambda$.</text:span></text:span><text:span text:style-name="Source_20_Text"><text:span text:style-name="T25"> Since $A v = \lambda v$ the eigenvector </text:span></text:span><text:span text:style-name="Source_20_Text"><text:span text:style-name="T26">$v$ can be obtained by solving the equation for each element of the vector. The eigenvectors $v$ </text:span></text:span><text:span text:style-name="Source_20_Text"><text:span text:style-name="T25">never changes is direction and explains the covariance within the dataset </text:span></text:span><text:span text:style-name="Source_20_Text"><text:span text:style-name="T26">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text:span></text:span><text:span text:style-name="Source_20_Text"><text:span text:style-name="T28">highlight</text:span></text:span><text:span text:style-name="Source_20_Text"><text:span text:style-name="T26"> the difference between samples. After the cleaning procedures any additional effect caused by technical or biological replication should be removed, however it could be found be highlighting according to the particular factor. </text:span></text:span><text:span text:style-name="Source_20_Text"><text:span text:style-name="T27">This makes the PCA to a useful tool before starting any statistical analysis by checking for involuntarily introduced bias.</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09T15:33:52.969904914</dc:date>
    <meta:editing-duration>P1DT2H8M14S</meta:editing-duration>
    <meta:editing-cycles>17</meta:editing-cycles>
    <meta:document-statistic meta:table-count="0" meta:image-count="0" meta:object-count="0" meta:page-count="16" meta:paragraph-count="469" meta:word-count="5725" meta:character-count="44776" meta:non-whitespace-character-count="35724"/>
  </office:meta>
</office:document-meta>
</file>